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 table:number-rows-repeated="1048395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 style:data-style-name="N2" text:time-value="18:36:16.787817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4-05T18:50:00.961856119</dc:date>
    <meta:editing-duration>PT7H48M16S</meta:editing-duration>
    <meta:editing-cycles>74</meta:editing-cycles>
    <meta:generator>LibreOffice/6.0.7.3$Linux_X86_64 LibreOffice_project/00m0$Build-3</meta:generator>
    <meta:document-statistic meta:table-count="1" meta:cell-count="415" meta:object-count="0"/>
  </office:meta>
</office:document-meta>
</file>